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5" style:family="table-cell" style:parent-style-name="Default">
      <style:table-cell-properties fo:background-color="#000000"/>
    </style:style>
    <style:style style:name="ce56" style:family="table-cell" style:parent-style-name="Default" style:data-style-name="N0">
      <style:table-cell-properties fo:background-color="#bbbbbb"/>
    </style:style>
    <style:style style:name="ce57" style:family="table-cell" style:parent-style-name="Default" style:data-style-name="N0">
      <style:table-cell-properties fo:background-color="#664400"/>
    </style:style>
    <style:style style:name="ce58" style:family="table-cell" style:parent-style-name="Default" style:data-style-name="N0">
      <style:table-cell-properties fo:background-color="#aaff66"/>
    </style:style>
    <style:style style:name="ce59" style:family="table-cell" style:parent-style-name="Default" style:data-style-name="N0">
      <style:table-cell-properties fo:background-color="#0000aa"/>
    </style:style>
    <style:style style:name="ce60" style:family="table-cell" style:parent-style-name="Default" style:data-style-name="N0">
      <style:table-cell-properties fo:background-color="#880000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64" style:family="table-cell" style:parent-style-name="Default" style:data-style-name="N0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66" style:family="table-cell" style:parent-style-name="Default" style:data-style-name="N0">
      <style:table-cell-properties fo:background-color="#664400"/>
      <style:text-properties fo:color="#664400"/>
    </style:style>
    <style:style style:name="ce72" style:family="table-cell" style:parent-style-name="Default">
      <style:table-cell-properties fo:background-color="#880000"/>
    </style:style>
    <style:style style:name="ce73" style:family="table-cell" style:parent-style-name="Default">
      <style:table-cell-properties fo:background-color="#0000aa"/>
    </style:style>
    <style:style style:name="ce7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00cc55"/>
    </style:style>
    <style:style style:name="ce79" style:family="table-cell" style:parent-style-name="Default">
      <style:table-cell-properties fo:background-color="#333333"/>
    </style:style>
    <style:style style:name="ce80" style:family="table-cell" style:parent-style-name="Default">
      <style:table-cell-properties fo:background-color="#ff7777"/>
    </style:style>
    <style:style style:name="ce81" style:family="table-cell" style:parent-style-name="Default" style:data-style-name="N0">
      <style:table-cell-properties fo:background-color="#dd8855"/>
    </style:style>
    <style:style style:name="ce83" style:family="table-cell" style:parent-style-name="Default" style:data-style-name="N0">
      <style:table-cell-properties fo:background-color="#eeee77"/>
    </style:style>
    <style:style style:name="ce84" style:family="table-cell" style:parent-style-name="Default">
      <style:table-cell-properties fo:background-color="#bbbbbb"/>
    </style:style>
    <style:style style:name="ce87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92" style:family="table-cell" style:parent-style-name="Default">
      <style:table-cell-properties fo:background-color="#ffdaa2"/>
    </style:style>
    <style:style style:name="ce93" style:family="table-cell" style:parent-style-name="Default">
      <style:table-cell-properties fo:background-color="#664400"/>
    </style:style>
    <style:style style:name="ce94" style:family="table-cell" style:parent-style-name="Default" style:data-style-name="N0">
      <style:table-cell-properties fo:background-color="#666666"/>
    </style:style>
    <style:style style:name="ce95" style:family="table-cell" style:parent-style-name="Default" style:data-style-name="N0">
      <style:table-cell-properties fo:background-color="#72bf44"/>
    </style:style>
    <style:style style:name="ce96" style:family="table-cell" style:parent-style-name="Default">
      <style:table-cell-properties fo:background-color="#985006"/>
    </style:style>
    <style:style style:name="ce109" style:family="table-cell" style:parent-style-name="Default" style:data-style-name="N0">
      <style:table-cell-properties fo:background-color="#0088ff"/>
    </style:style>
    <style:style style:name="ce110" style:family="table-cell" style:parent-style-name="Default">
      <style:table-cell-properties fo:background-color="#dd8855"/>
    </style:style>
    <style:style style:name="ce111" style:family="table-cell" style:parent-style-name="Default" style:data-style-name="N0">
      <style:table-cell-properties fo:background-color="#0066b3"/>
    </style:style>
    <style:style style:name="ce112" style:family="table-cell" style:parent-style-name="Default">
      <style:table-cell-properties fo:background-color="#0088ff"/>
    </style:style>
    <style:style style:name="ce113" style:family="table-cell" style:parent-style-name="Default">
      <style:table-cell-properties fo:background-color="#777777"/>
    </style:style>
    <style:style style:name="ce120" style:family="table-cell" style:parent-style-name="Default">
      <style:table-cell-properties fo:background-color="#eeee77"/>
    </style:style>
    <style:style style:name="ce121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 style:data-style-name="N0">
      <style:table-cell-properties fo:background-color="#bbbbbb"/>
      <style:text-properties fo:color="#664400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149" style:family="table-cell" style:parent-style-name="Default">
      <style:table-cell-properties fo:background-color="#aaffee"/>
    </style:style>
    <style:style style:name="ce54" style:family="table-cell" style:parent-style-name="Default" style:data-style-name="N0">
      <style:table-cell-properties fo:background-color="#eeee77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153" style:family="table-cell" style:parent-style-name="Default" style:data-style-name="N0">
      <style:table-cell-properties fo:background-color="#0000aa"/>
      <style:text-properties fo:color="#0000aa"/>
    </style:style>
    <style:style style:name="ce15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0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7"/>
          <table:table-cell table:style-name="ce87" table:number-columns-repeated="2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4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9" table:number-columns-repeated="2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/>
          <table:table-cell table:style-name="ce90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89"/>
          <table:table-cell table:style-name="ce91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89" table:number-columns-repeated="2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90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91"/>
          <table:table-cell table:style-name="ce96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0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6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5" table:number-columns-repeated="2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55"/>
          <table:table-cell table:style-name="ce89"/>
          <table:table-cell table:style-name="ce87" table:number-columns-repeated="6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87" table:number-columns-repeated="6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1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2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87" table:number-columns-repeated="4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4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5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6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2"/>
          <table:table-cell table:style-name="ce51" table:number-columns-repeated="8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6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6"/>
          <table:table-cell table:style-name="ce57"/>
          <table:table-cell table:style-name="ce51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6" table:number-columns-repeated="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/>
          <table:table-cell table:style-name="ce57"/>
          <table:table-cell table:style-name="ce81"/>
          <table:table-cell table:style-name="ce55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 table:number-columns-repeated="3"/>
          <table:table-cell table:style-name="ce57"/>
          <table:table-cell table:style-name="ce110"/>
          <table:table-cell table:style-name="ce51"/>
          <table:table-cell table:style-name="ce57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4"/>
          <table:table-cell table:style-name="ce80" table:number-columns-repeated="6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64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5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 table:number-columns-repeated="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7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5"/>
          <table:table-cell table:style-name="ce93"/>
          <table:table-cell table:style-name="ce110" table:number-columns-repeated="5"/>
          <table:table-cell table:style-name="ce55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6"/>
          <table:table-cell table:style-name="ce59" table:number-columns-repeated="4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4"/>
          <table:table-cell table:style-name="ce59"/>
          <table:table-cell table:style-name="ce62" table:number-columns-repeated="4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9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79"/>
          <table:table-cell table:style-name="ce61"/>
          <table:table-cell table:style-name="ce79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62" table:number-columns-repeated="2"/>
          <table:table-cell table:style-name="ce64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/>
          <table:table-cell table:style-name="ce62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/>
          <table:table-cell table:style-name="ce73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 table:number-columns-repeated="2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4"/>
          <table:table-cell table:style-name="ce79"/>
          <table:table-cell table:style-name="ce64" table:number-columns-repeated="2"/>
          <table:table-cell table:style-name="ce59" table:number-columns-repeated="2"/>
          <table:table-cell table:style-name="ce64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/>
          <table:table-cell table:style-name="ce64" table:number-columns-repeated="5"/>
          <table:table-cell table:style-name="ce6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5" table:number-columns-repeated="5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7" table:number-columns-repeated="5"/>
          <table:table-cell table:style-name="ce55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1" table:number-columns-repeated="2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55"/>
          <table:table-cell table:style-name="ce51" table:number-columns-repeated="2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55"/>
          <table:table-cell table:style-name="ce51" table:number-columns-repeated="2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7"/>
          <table:table-cell table:style-name="ce57" table:number-columns-repeated="4"/>
          <table:table-cell table:style-name="ce55"/>
          <table:table-cell table:style-name="ce51" table:number-columns-repeated="2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5"/>
          <table:table-cell table:style-name="ce51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79"/>
          <table:table-cell table:style-name="ce63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/>
          <table:table-cell table:style-name="ce79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79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3"/>
          <table:table-cell table:style-name="ce81" table:number-columns-repeated="2"/>
          <table:table-cell table:style-name="ce51" table:number-columns-repeated="7"/>
          <table:table-cell table:style-name="ce52" office:value-type="string" calcext:value-type="string">
            <text:p>Frame 2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81"/>
          <table:table-cell table:style-name="ce51" table:number-columns-repeated="2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4" table:number-columns-repeated="2"/>
          <table:table-cell table:style-name="ce81"/>
          <table:table-cell table:style-name="ce64"/>
          <table:table-cell table:style-name="ce51" table:number-columns-repeated="3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4" table:number-columns-repeated="2"/>
          <table:table-cell table:style-name="ce51"/>
          <table:table-cell table:style-name="ce81"/>
          <table:table-cell table:style-name="ce64" table:number-columns-repeated="2"/>
          <table:table-cell table:style-name="ce51" table:number-columns-repeated="2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64" table:number-columns-repeated="8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4" table:number-columns-repeated="8"/>
          <table:table-cell table:style-name="ce8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4" table:number-columns-repeated="6"/>
          <table:table-cell table:style-name="ce83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4" table:number-columns-repeated="4"/>
          <table:table-cell table:style-name="ce83" table:number-columns-repeated="4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3"/>
          <table:table-cell table:style-name="ce81"/>
          <table:table-cell table:style-name="ce83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4"/>
          <table:table-cell table:style-name="ce50"/>
          <table:table-cell table:style-name="ce51" table:number-columns-repeated="4"/>
          <table:table-cell table:style-name="ce81"/>
          <table:table-cell table:style-name="ce83" table:number-columns-repeated="2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5"/>
          <table:table-cell table:style-name="ce81"/>
          <table:table-cell table:style-name="ce8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79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3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 table:number-rows-repeated="10">
          <table:table-cell table:style-name="ce51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4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0" table:number-columns-repeated="1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5">
          <table:table-cell table:style-name="ce51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0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9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12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83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6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62" table:number-columns-repeated="8"/>
          <table:table-cell table:style-name="ce51" table:number-columns-repeated="4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62" table:number-columns-repeated="10"/>
          <table:table-cell table:style-name="ce51" table:number-columns-repeated="3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1" table:number-columns-repeated="4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7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0" table:number-columns-repeated="2"/>
          <table:table-cell table:style-name="ce51" table:number-columns-repeated="1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0" table:number-columns-repeated="4"/>
          <table:table-cell table:style-name="ce51" table:number-columns-repeated="10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0" table:number-columns-repeated="5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0" table:number-columns-repeated="5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0" table:number-columns-repeated="3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/>
          <table:table-cell table:style-name="ce51"/>
          <table:table-cell table:style-name="ce5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0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50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50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50"/>
          <table:table-cell table:style-name="ce51" table:number-columns-repeated="4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50"/>
          <table:table-cell table:style-name="ce51" table:number-columns-repeated="3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0"/>
          <table:table-cell table:style-name="ce51" table:number-columns-repeated="2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81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6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5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2"/>
          <table:table-cell table:style-name="ce51" table:number-columns-repeated="2"/>
          <table:table-cell table:style-name="ce64" table:number-columns-repeated="2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64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9" table:number-columns-repeated="5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0" table:number-columns-repeated="4"/>
          <table:table-cell table:style-name="ce72"/>
          <table:table-cell table:style-name="ce59"/>
          <table:table-cell table:style-name="ce62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72" table:number-columns-repeated="5"/>
          <table:table-cell table:style-name="ce61" table:number-columns-repeated="8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60" table:number-columns-repeated="5"/>
          <table:table-cell table:style-name="ce62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51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9" table:number-columns-repeated="4"/>
          <table:table-cell table:style-name="ce6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60" table:number-columns-repeated="2"/>
          <table:table-cell table:style-name="ce72"/>
          <table:table-cell table:style-name="ce60" table:number-columns-repeated="2"/>
          <table:table-cell table:style-name="ce62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3"/>
          <table:table-cell table:style-name="ce61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72" table:number-columns-repeated="3"/>
          <table:table-cell table:style-name="ce60" table:number-columns-repeated="2"/>
          <table:table-cell table:style-name="ce61" table:number-columns-repeated="6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5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60" table:number-columns-repeated="5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51" table:number-columns-repeated="3"/>
          <table:table-cell table:style-name="ce55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 table:number-columns-repeated="2"/>
          <table:table-cell table:style-name="ce60" table:number-columns-repeated="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3"/>
          <table:table-cell table:style-name="ce62" table:number-columns-repeated="4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2"/>
          <table:table-cell table:style-name="ce72"/>
          <table:table-cell table:style-name="ce60" table:number-columns-repeated="4"/>
          <table:table-cell table:style-name="ce62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/>
          <table:table-cell table:style-name="ce61" table:number-columns-repeated="4"/>
          <table:table-cell table:style-name="ce60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4"/>
          <table:table-cell table:style-name="ce61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 table:number-columns-repeated="5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60" table:number-columns-repeated="5"/>
          <table:table-cell table:style-name="ce62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51"/>
          <table:table-cell table:style-name="ce55" table:number-columns-repeated="4"/>
          <table:table-cell table:style-name="ce60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60" table:number-columns-repeated="5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5"/>
          <table:table-cell table:style-name="ce62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0" table:number-columns-repeated="5"/>
          <table:table-cell table:style-name="ce62" table:number-columns-repeated="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/>
          <table:table-cell table:style-name="ce61" table:number-columns-repeated="5"/>
          <table:table-cell table:style-name="ce60" table:number-columns-repeated="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/>
          <table:table-cell table:style-name="ce60" table:number-columns-repeated="5"/>
          <table:table-cell table:style-name="ce61" table:number-columns-repeated="2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7"/>
          <table:table-cell table:style-name="ce60" table:number-columns-repeated="5"/>
          <table:table-cell table:style-name="ce62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7"/>
          <table:table-cell table:style-name="ce55" table:number-columns-repeated="5"/>
          <table:table-cell table:style-name="ce60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4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2"/>
          <table:table-cell table:style-name="ce60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2"/>
          <table:table-cell table:style-name="ce60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 table:number-columns-repeated="3"/>
          <table:table-cell table:style-name="ce61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60" table:number-columns-repeated="5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 table:number-columns-repeated="3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9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9"/>
          <table:table-cell table:style-name="ce55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51" table:number-columns-repeated="6"/>
          <table:table-cell table:style-name="ce55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4"/>
          <table:table-cell table:style-name="ce60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0" table:number-columns-repeated="4"/>
          <table:table-cell table:style-name="ce72"/>
          <table:table-cell table:style-name="ce60" table:number-columns-repeated="5"/>
          <table:table-cell table:style-name="ce61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1" table:number-columns-repeated="5"/>
          <table:table-cell table:style-name="ce60" table:number-columns-repeated="3"/>
          <table:table-cell table:style-name="ce7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72" table:number-columns-repeated="5"/>
          <table:table-cell table:style-name="ce60" table:number-columns-repeated="5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10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/>
          <table:table-cell table:style-name="ce60" table:number-columns-repeated="10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6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9" table:number-columns-repeated="3"/>
          <table:table-cell table:style-name="ce51" table:number-columns-repeated="4"/>
          <table:table-cell table:style-name="ce55" table:number-columns-repeated="6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73" table:number-columns-repeated="4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60" table:number-columns-repeated="2"/>
          <table:table-cell table:style-name="ce72"/>
          <table:table-cell table:style-name="ce60" table:number-columns-repeated="7"/>
          <table:table-cell table:style-name="ce61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3"/>
          <table:table-cell table:style-name="ce61" table:number-columns-repeated="7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72" table:number-columns-repeated="3"/>
          <table:table-cell table:style-name="ce60" table:number-columns-repeated="7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10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3"/>
          <table:table-cell table:style-name="ce60" table:number-columns-repeated="10"/>
          <table:table-cell table:style-name="ce55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5"/>
          <table:table-cell table:style-name="ce51" table:number-columns-repeated="2"/>
          <table:table-cell table:style-name="ce55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3" table:number-columns-repeated="2"/>
          <table:table-cell table:style-name="ce62" table:number-columns-repeated="7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/>
          <table:table-cell table:style-name="ce61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72"/>
          <table:table-cell table:style-name="ce60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 table:number-columns-repeated="9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5"/>
          <table:table-cell table:style-name="ce60" table:number-columns-repeated="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office:value-type="string" calcext:value-type="string">
            <text:p>Frame 44</text:p>
          </table:table-cell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5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office:value-type="string" calcext:value-type="string">
            <text:p>Frame 4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10477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1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1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1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/>
          <table:table-cell table:number-columns-repeated="1002"/>
        </table:table-row>
        <table:table-row table:style-name="ro2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 table:number-columns-repeated="3"/>
          <table:table-cell table:style-name="ce52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62" table:number-columns-repeated="3"/>
          <table:table-cell table:style-name="ce51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62" table:number-columns-repeated="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62" table:number-columns-repeated="6"/>
          <table:table-cell table:style-name="ce51" table:number-columns-repeated="2"/>
          <table:table-cell table:number-columns-repeated="1008"/>
        </table:table-row>
        <table:table-row table:style-name="ro2" table:number-rows-repeated="2">
          <table:table-cell table:style-name="ce62" table:number-columns-repeated="7"/>
          <table:table-cell table:style-name="ce51"/>
          <table:table-cell table:number-columns-repeated="1008"/>
        </table:table-row>
        <table:table-row table:style-name="ro2" table:number-rows-repeated="3">
          <table:table-cell table:style-name="ce62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55" table:number-columns-repeated="2"/>
          <table:table-cell table:style-name="ce51" table:number-columns-repeated="4"/>
          <table:table-cell table:style-name="ce155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51"/>
          <table:table-cell table:style-name="ce109"/>
          <table:table-cell table:style-name="ce112"/>
          <table:table-cell table:style-name="ce55" table:number-columns-repeated="2"/>
          <table:table-cell table:style-name="ce109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49" table:number-columns-repeated="3"/>
          <table:table-cell table:style-name="ce14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55"/>
          <table:table-cell table:style-name="ce78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20" table:number-columns-repeated="3"/>
          <table:table-cell table:style-name="ce8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/>
          <table:table-cell table:style-name="ce81" table:number-columns-repeated="2"/>
          <table:table-cell table:style-name="ce51" table:number-columns-repeated="2"/>
          <table:table-cell table:style-name="ce81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4"/>
          <table:table-cell table:style-name="ce60" table:number-columns-repeated="2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2" table:number-columns-repeated="8"/>
          <table:table-cell office:value-type="string" calcext:value-type="string">
            <text:p>Tile 4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2">
          <table:table-cell table:style-name="ce6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51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1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0"/>
          <table:table-cell table:style-name="ce51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6" table:number-columns-repeated="2"/>
          <table:table-cell table:style-name="ce50"/>
          <table:table-cell table:style-name="ce51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84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64" table:number-columns-repeated="3"/>
          <table:table-cell table:style-name="ce79" table:number-columns-repeated="2"/>
          <table:table-cell table:style-name="ce6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6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84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84" table:number-columns-repeated="2"/>
          <table:table-cell table:style-name="ce79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0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4" table:number-columns-repeated="2"/>
          <table:table-cell table:style-name="ce79"/>
          <table:table-cell table:style-name="ce84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/>
          <table:table-cell table:style-name="ce57"/>
          <table:table-cell table:number-columns-repeated="985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57"/>
          <table:table-cell table:style-name="ce81"/>
          <table:table-cell table:style-name="ce5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/>
          <table:table-cell table:style-name="ce52" table:number-columns-repeated="3"/>
          <table:table-cell/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1"/>
          <table:table-cell table:style-name="ce56" table:number-columns-repeated="7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4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20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56"/>
          <table:table-cell table:style-name="ce52" table:number-columns-repeated="4"/>
          <table:table-cell/>
          <table:table-cell table:style-name="ce56" table:number-columns-repeated="6"/>
          <table:table-cell table:style-name="ce57"/>
          <table:table-cell table:style-name="ce56" table:number-columns-repeated="2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5"/>
          <table:table-cell table:style-name="ce57"/>
          <table:table-cell table:style-name="ce56" table:number-columns-repeated="4"/>
          <table:table-cell table:style-name="ce57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81" table:number-columns-repeated="2"/>
          <table:table-cell table:style-name="ce57" table:number-columns-repeated="8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office:value-type="string" calcext:value-type="string">
            <text:p>Tile 21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2"/>
          <table:table-cell table:style-name="ce81" table:number-columns-repeated="8"/>
          <table:table-cell table:style-name="ce57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2"/>
          <table:table-cell table:style-name="ce57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2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4" table:number-columns-repeated="8"/>
          <table:table-cell office:value-type="string" calcext:value-type="string">
            <text:p>Tile 2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84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5"/>
          <table:table-cell table:style-name="ce80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 table:number-columns-repeated="5"/>
          <table:table-cell table:style-name="ce80" table:number-columns-repeated="6"/>
          <table:table-cell table:style-name="ce84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84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3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table:style-name="ce52" table:number-columns-repeated="4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5"/>
          <table:table-cell table:style-name="ce84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7"/>
          <table:table-cell table:style-name="ce81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 table:number-columns-repeated="5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110" table:number-columns-repeated="2"/>
          <table:table-cell table:style-name="ce84" table:number-columns-repeated="5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 table:style-name="ce59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 table:style-name="ce62" table:number-columns-repeated="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 table:number-columns-repeated="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/>
          <table:table-cell table:style-name="ce52" table:number-columns-repeated="3"/>
          <table:table-cell/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5"/>
          <table:table-cell table:style-name="ce73"/>
          <table:table-cell table:style-name="ce61" table:number-columns-repeated="2"/>
          <table:table-cell/>
          <table:table-cell table:style-name="ce52" table:number-columns-repeated="3"/>
          <table:table-cell/>
          <table:table-cell table:style-name="ce84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84" table:number-columns-repeated="6"/>
          <table:table-cell table:style-name="ce73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6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62" table:number-columns-repeated="4"/>
          <table:table-cell table:style-name="ce59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 table:number-columns-repeated="2"/>
          <table:table-cell table:style-name="ce51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5"/>
          <table:table-cell table:style-name="ce6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6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1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73"/>
          <table:table-cell table:style-name="ce6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6"/>
          <table:table-cell table:style-name="ce7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4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51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65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5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6" table:number-columns-repeated="16"/>
          <table:table-cell table:style-name="ce154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style-name="ce154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8"/>
          <table:table-cell table:style-name="ce57" table:number-columns-repeated="5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7"/>
          <table:table-cell/>
          <table:table-cell table:style-name="ce52" table:number-columns-repeated="3"/>
          <table:table-cell/>
          <table:table-cell table:style-name="ce56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7"/>
          <table:table-cell table:style-name="ce57" table:number-columns-repeated="4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5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81" table:number-columns-repeated="3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 table:number-columns-repeated="3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 table:number-columns-repeated="5"/>
          <table:table-cell table:style-name="ce57"/>
          <table:table-cell table:style-name="ce52" office:value-type="string" calcext:value-type="string">
            <text:p>Tile 128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style-name="ce52" office:value-type="string" calcext:value-type="string">
            <text:p>Tile 12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 table:number-columns-repeated="4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office:value-type="string" calcext:value-type="string">
            <text:p>Tile 130</text:p>
          </table:table-cell>
          <table:table-cell table:style-name="ce52" table:number-columns-repeated="3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office:value-type="string" calcext:value-type="string">
            <text:p>Tile 131</text:p>
          </table:table-cell>
          <table:table-cell table:style-name="ce52" table:number-columns-repeated="3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/>
          <table:table-cell table:style-name="ce84" table:number-columns-repeated="6"/>
          <table:table-cell table:style-name="ce113" table:number-columns-repeated="2"/>
          <table:table-cell table:style-name="ce84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6"/>
          <table:table-cell table:style-name="ce1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74"/>
          <table:table-cell table:style-name="ce52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7"/>
          <table:table-cell table:style-name="ce52" office:value-type="string" calcext:value-type="string">
            <text:p>Tile 13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office:value-type="string" calcext:value-type="string">
            <text:p>Tile 134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2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table:style-name="ce52" office:value-type="string" calcext:value-type="string">
            <text:p>Tile 136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113" table:number-columns-repeated="2"/>
          <table:table-cell table:style-name="ce56" table:number-columns-repeated="3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 table:number-columns-repeated="6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/>
          <table:table-cell table:style-name="ce113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 table:number-columns-repeated="6"/>
          <table:table-cell table:style-name="ce51"/>
          <table:table-cell table:style-name="ce5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 table:number-columns-repeated="2"/>
          <table:table-cell table:style-name="ce51" table:number-columns-repeated="3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52" table:number-columns-repeated="4"/>
          <table:table-cell/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/>
          <table:table-cell table:style-name="ce55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 table:number-columns-repeated="2"/>
          <table:table-cell table:style-name="ce51"/>
          <table:table-cell table:style-name="ce63"/>
          <table:table-cell table:style-name="ce51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8</text:p>
          </table:table-cell>
          <table:table-cell table:style-name="ce52" table:number-columns-repeated="3"/>
          <table:table-cell/>
          <table:table-cell table:style-name="ce58"/>
          <table:table-cell table:style-name="ce63" table:number-columns-repeated="3"/>
          <table:table-cell table:style-name="ce51" table:number-columns-repeated="3"/>
          <table:table-cell table:style-name="ce55" table:number-columns-repeated="2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1"/>
          <table:table-cell table:style-name="ce52" office:value-type="string" calcext:value-type="string">
            <text:p>Tile 139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81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6"/>
          <table:table-cell table:style-name="ce81"/>
          <table:table-cell table:style-name="ce56" table:number-columns-repeated="2"/>
          <table:table-cell table:style-name="ce81"/>
          <table:table-cell table:style-name="ce56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 table:number-columns-repeated="3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6" table:number-columns-repeated="2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64" table:number-columns-repeated="8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2"/>
          <table:table-cell table:style-name="ce64" table:number-columns-repeated="6"/>
          <table:table-cell table:style-name="ce83" table:number-columns-repeated="2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3"/>
          <table:table-cell table:style-name="ce64" table:number-columns-repeated="4"/>
          <table:table-cell table:style-name="ce83" table:number-columns-repeated="4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 table:style-name="ce52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4"/>
          <table:table-cell table:style-name="ce81"/>
          <table:table-cell table:style-name="ce83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5"/>
          <table:table-cell table:style-name="ce81"/>
          <table:table-cell table:style-name="ce83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 table:number-columns-repeated="4"/>
          <table:table-cell table:style-name="ce83"/>
          <table:table-cell table:style-name="ce52" office:value-type="string" calcext:value-type="string">
            <text:p>Tile 141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56" table:number-columns-repeated="5"/>
          <table:table-cell table:style-name="ce52" office:value-type="string" calcext:value-type="string">
            <text:p>Tile 14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1"/>
          <table:table-cell table:style-name="ce83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/>
          <table:table-cell table:style-name="ce83" table:number-columns-repeated="2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3</text:p>
          </table:table-cell>
          <table:table-cell table:style-name="ce52" table:number-columns-repeated="3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office:value-type="string" calcext:value-type="string">
            <text:p>Tile 144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2" table:number-columns-repeated="7"/>
          <table:table-cell table:style-name="ce74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office:value-type="string" calcext:value-type="string">
            <text:p>Tile 145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 table:number-columns-repeated="1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4" table:number-columns-repeated="7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93"/>
          <table:table-cell table:style-name="ce56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7"/>
          <table:table-cell table:style-name="ce84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/>
          <table:table-cell table:style-name="ce56" table:number-columns-repeated="4"/>
          <table:table-cell table:style-name="ce84" table:number-columns-repeated="10"/>
          <table:table-cell table:style-name="ce56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8"/>
          <table:table-cell table:style-name="ce8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/>
          <table:table-cell table:style-name="ce56" table:number-columns-repeated="12"/>
          <table:table-cell table:style-name="ce57"/>
          <table:table-cell table:style-name="ce9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4"/>
          <table:table-cell table:style-name="ce120" table:number-columns-repeated="2"/>
          <table:table-cell table:style-name="ce8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/>
          <table:table-cell table:style-name="ce56" table:number-columns-repeated="12"/>
          <table:table-cell table:style-name="ce57"/>
          <table:table-cell table:style-name="ce8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/>
          <table:table-cell table:style-name="ce56" table:number-columns-repeated="12"/>
          <table:table-cell table:style-name="ce58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/>
          <table:table-cell table:style-name="ce56" table:number-columns-repeated="5"/>
          <table:table-cell table:style-name="ce84" table:number-columns-repeated="6"/>
          <table:table-cell table:style-name="ce120" table:number-columns-repeated="2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84"/>
          <table:table-cell table:style-name="ce56" table:number-columns-repeated="11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84"/>
          <table:table-cell table:style-name="ce56" table:number-columns-repeated="10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84"/>
          <table:table-cell table:style-name="ce56" table:number-columns-repeated="9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84"/>
          <table:table-cell table:style-name="ce56" table:number-columns-repeated="8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6"/>
          <table:table-cell table:style-name="ce8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84"/>
          <table:table-cell table:style-name="ce56" table:number-columns-repeated="6"/>
          <table:table-cell table:style-name="ce83" table:number-columns-repeated="5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7"/>
          <table:table-cell table:style-name="ce83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84"/>
          <table:table-cell table:style-name="ce57"/>
          <table:table-cell table:style-name="ce83" table:number-columns-repeated="10"/>
          <table:table-cell table:style-name="ce110"/>
          <table:table-cell table:style-name="ce84" table:number-columns-repeated="3"/>
          <table:table-cell table:number-columns-repeated="987"/>
        </table:table-row>
        <table:table-row table:style-name="ro2">
          <table:table-cell table:style-name="ce84"/>
          <table:table-cell table:style-name="ce56"/>
          <table:table-cell table:style-name="ce81"/>
          <table:table-cell table:style-name="ce83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84"/>
          <table:table-cell table:style-name="ce56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84" table:number-columns-repeated="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84"/>
          <table:table-cell table:style-name="ce56" table:number-columns-repeated="15"/>
          <table:table-cell table:number-columns-repeated="987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style-name="ce52" office:value-type="string" calcext:value-type="string">
            <text:p>Tile 14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10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81" table:number-columns-repeated="2"/>
          <table:table-cell table:style-name="ce84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9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2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2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2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2" table:number-columns-repeated="3"/>
          <table:table-cell table:style-name="ce63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6" table:number-columns-repeated="4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62" table:number-columns-repeated="2"/>
          <table:table-cell table:style-name="ce63" table:number-columns-repeated="2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office:value-type="string" calcext:value-type="string">
            <text:p>Tile 150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5"/>
          <table:table-cell table:style-name="ce57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2"/>
          <table:table-cell table:style-name="ce84" table:number-columns-repeated="13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1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 table:number-columns-repeated="2"/>
          <table:table-cell table:style-name="ce56" table:number-columns-repeated="5"/>
          <table:table-cell table:style-name="ce52" table:number-columns-repeated="4"/>
          <table:table-cell/>
          <table:table-cell table:style-name="ce56"/>
          <table:table-cell table:style-name="ce72" table:number-columns-repeated="2"/>
          <table:table-cell table:style-name="ce56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3"/>
          <table:table-cell table:style-name="ce52" table:number-columns-repeated="4"/>
          <table:table-cell/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11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4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4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5"/>
          <table:table-cell table:style-name="ce56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5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0" table:number-columns-repeated="5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3"/>
          <table:table-cell table:style-name="ce56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3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8"/>
          <table:table-cell table:style-name="ce50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ce56" table:number-columns-repeated="9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0"/>
          <table:table-cell table:style-name="ce56" table:number-columns-repeated="7"/>
          <table:table-cell table:style-name="ce52" office:value-type="string" calcext:value-type="string">
            <text:p>Tile 152</text:p>
          </table:table-cell>
          <table:table-cell table:style-name="ce52" table:number-columns-repeated="3"/>
          <table:table-cell/>
          <table:table-cell table:style-name="ce56" table:number-columns-repeated="10"/>
          <table:table-cell table:style-name="ce5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 table:number-columns-repeated="6"/>
          <table:table-cell table:style-name="ce52" table:number-columns-repeated="4"/>
          <table:table-cell/>
          <table:table-cell table:style-name="ce56" table:number-columns-repeated="11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56" table:number-columns-repeated="5"/>
          <table:table-cell table:style-name="ce52" table:number-columns-repeated="4"/>
          <table:table-cell/>
          <table:table-cell table:style-name="ce56" table:number-columns-repeated="12"/>
          <table:table-cell table:style-name="ce5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0"/>
          <table:table-cell table:style-name="ce56" table:number-columns-repeated="4"/>
          <table:table-cell table:style-name="ce52" table:number-columns-repeated="4"/>
          <table:table-cell/>
          <table:table-cell table:style-name="ce56" table:number-columns-repeated="13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0"/>
          <table:table-cell table:style-name="ce56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3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12"/>
          <table:table-cell table:style-name="ce56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 table:number-columns-repeated="4"/>
          <table:table-cell/>
          <table:table-cell table:style-name="ce56" table:number-columns-repeated="6"/>
          <table:table-cell table:style-name="ce83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3" table:number-columns-repeated="2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1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5</text:p>
          </table:table-cell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 table:number-rows-repeated="3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56</text:p>
          </table:table-cell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4" table:number-columns-repeated="2"/>
          <table:table-cell table:style-name="ce56" table:number-columns-repeated="2"/>
          <table:table-cell table:style-name="ce64" table:number-columns-repeated="2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3"/>
          <table:table-cell table:style-name="ce52" table:number-columns-repeated="4"/>
          <table:table-cell/>
          <table:table-cell table:style-name="ce56" table:number-columns-repeated="6"/>
          <table:table-cell table:style-name="ce64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2"/>
          <table:table-cell table:style-name="ce5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7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62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8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4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59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2"/>
          <table:table-cell table:style-name="ce59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60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office:value-type="float" office:value="161" calcext:value-type="float">
            <text:p>16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9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2"/>
          <table:table-cell table:style-name="ce56" table:number-columns-repeated="11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 table:number-columns-repeated="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10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9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6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 table:number-columns-repeated="4"/>
          <table:table-cell table:style-name="ce51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11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3" calcext:value-type="float">
            <text:p>163</text:p>
          </table:table-cell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8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6"/>
          <table:table-cell table:style-name="ce51" table:number-columns-repeated="4"/>
          <table:table-cell table:number-columns-repeated="987"/>
        </table:table-row>
        <table:table-row table:style-name="ro2">
          <table:table-cell table:style-name="ce64" table:number-columns-repeated="7"/>
          <table:table-cell table:style-name="ce51"/>
          <table:table-cell table:style-name="ce52" table:number-columns-repeated="2"/>
          <table:table-cell table:style-name="ce157"/>
          <table:table-cell table:style-name="ce52"/>
          <table:table-cell/>
          <table:table-cell table:style-name="ce51"/>
          <table:table-cell table:style-name="ce50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2"/>
          <table:table-cell table:style-name="ce156"/>
          <table:table-cell table:style-name="ce52"/>
          <table:table-cell/>
          <table:table-cell table:style-name="ce50"/>
          <table:table-cell table:style-name="ce51"/>
          <table:table-cell table:style-name="ce56"/>
          <table:table-cell table:style-name="ce50" table:number-columns-repeated="10"/>
          <table:table-cell table:style-name="ce56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/>
          <table:table-cell table:style-name="ce55"/>
          <table:table-cell table:style-name="ce84" table:number-columns-repeated="12"/>
          <table:table-cell table:style-name="ce55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4" calcext:value-type="float">
            <text:p>164</text:p>
          </table:table-cell>
          <table:table-cell table:style-name="ce52" table:number-columns-repeated="3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5" calcext:value-type="float">
            <text:p>165</text:p>
          </table:table-cell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1" table:number-columns-repeated="8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2"/>
          <table:table-cell table:style-name="ce52" office:value-type="float" office:value="166" calcext:value-type="float">
            <text:p>166</text:p>
          </table:table-cell>
          <table:table-cell table:style-name="ce52" table:number-columns-repeated="3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1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5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2" table:number-columns-repeated="4"/>
          <table:table-cell table:style-name="ce51" table:number-columns-repeated="4"/>
          <table:table-cell table:style-name="ce52" office:value-type="float" office:value="167" calcext:value-type="float">
            <text:p>16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8" calcext:value-type="float">
            <text:p>16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7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9" calcext:value-type="float">
            <text:p>16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0" calcext:value-type="float">
            <text:p>17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office:value-type="float" office:value="171" calcext:value-type="float">
            <text:p>17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/>
          <table:table-cell table:style-name="ce62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2"/>
          <table:table-cell table:style-name="ce52" table:number-columns-repeated="14"/>
          <table:table-cell table:style-name="ce74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72" calcext:value-type="float">
            <text:p>17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4"/>
          <table:table-cell table:style-name="ce57"/>
          <table:table-cell table:style-name="ce55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11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10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8"/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/>
          <table:table-cell table:style-name="ce57"/>
          <table:table-cell table:style-name="ce83" table:number-columns-repeated="9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5"/>
          <table:table-cell table:style-name="ce81" table:number-columns-repeated="3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2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3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3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6"/>
          <table:table-cell table:style-name="ce57"/>
          <table:table-cell table:style-name="ce55"/>
          <table:table-cell table:style-name="ce52"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4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6"/>
          <table:table-cell table:style-name="ce81" table:number-columns-repeated="3"/>
          <table:table-cell table:style-name="ce51" table:number-columns-repeated="7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3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16"/>
          <table:table-cell table:style-name="ce52"/>
          <table:table-cell table:number-columns-repeated="986"/>
        </table:table-row>
        <table:table-row table:style-name="ro2"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7"/>
          <table:table-cell table:style-name="ce83" table:number-columns-repeated="5"/>
          <table:table-cell table:style-name="ce52" office:value-type="float" office:value="174" calcext:value-type="float">
            <text:p>17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/>
          <table:table-cell table:style-name="ce83" table:number-columns-repeated="4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2"/>
          <table:table-cell table:style-name="ce55" table:number-columns-repeated="6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2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81"/>
          <table:table-cell table:style-name="ce51" table:number-columns-repeated="2"/>
          <table:table-cell table:style-name="Default" office:value-type="float" office:value="175" calcext:value-type="float">
            <text:p>17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/>
          <table:table-cell table:style-name="ce81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5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6" calcext:value-type="float">
            <text:p>176</text:p>
          </table:table-cell>
          <table:table-cell table:style-name="ce52" table:number-columns-repeated="3"/>
          <table:table-cell/>
          <table:table-cell table:style-name="ce51" table:number-columns-repeated="24"/>
          <table:table-cell office:value-type="string" calcext:value-type="string">
            <text:p>176, 177, 176H</text:p>
          </table:table-cell>
          <table:table-cell table:number-columns-repeated="978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24"/>
          <table:table-cell office:value-type="string" calcext:value-type="string">
            <text:p>178,179,178H</text:p>
          </table:table-cell>
          <table:table-cell table:number-columns-repeated="978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table:number-columns-repeated="4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office:value-type="string" calcext:value-type="string">
            <text:p>180,181,180H</text:p>
          </table:table-cell>
          <table:table-cell table:number-columns-repeated="978"/>
        </table:table-row>
        <table:table-row table:style-name="ro2" table:number-rows-repeated="5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float" office:value="177" calcext:value-type="float">
            <text:p>177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0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/>
          <table:table-cell table:style-name="ce50" table:number-columns-repeated="22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/>
          <table:table-cell table:style-name="ce50" table:number-columns-repeated="8"/>
          <table:table-cell table:style-name="ce56" table:number-columns-repeated="6"/>
          <table:table-cell table:style-name="ce50" table:number-columns-repeated="8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0" table:number-columns-repeated="9"/>
          <table:table-cell table:style-name="ce56" table:number-columns-repeated="6"/>
          <table:table-cell table:style-name="ce50" table:number-columns-repeated="9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0" table:number-columns-repeated="24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8"/>
          <table:table-cell table:style-name="ce52" office:value-type="float" office:value="179" calcext:value-type="float">
            <text:p>179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64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office:value-type="float" office:value="180" calcext:value-type="float">
            <text:p>18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/>
          <table:table-cell table:style-name="ce5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office:value-type="float" office:value="181" calcext:value-type="float">
            <text:p>181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0"/>
          <table:table-cell table:style-name="ce56" table:number-columns-repeated="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office:value-type="float" office:value="182" calcext:value-type="float">
            <text:p>18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60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7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83" calcext:value-type="float">
            <text:p>183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3"/>
          <table:table-cell table:style-name="ce6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120">
          <table:table-cell table:style-name="ce52" table:number-columns-repeated="12"/>
          <table:table-cell table:number-columns-repeated="1004"/>
        </table:table-row>
        <table:table-row table:style-name="ro2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13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4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2" table:number-rows-repeated="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46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3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67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2" table:number-rows-repeated="113">
          <table:table-cell table:style-name="ce52" table:number-columns-repeated="12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2" table:number-rows-repeated="5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2" table:number-rows-repeated="7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1">
          <table:table-cell table:style-name="ce52" table:number-columns-repeated="12"/>
          <table:table-cell table:number-columns-repeated="1004"/>
        </table:table-row>
        <table:table-row table:style-name="ro2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2" table:number-rows-repeated="6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67">
          <table:table-cell table:style-name="ce52" table:number-columns-repeated="12"/>
          <table:table-cell table:number-columns-repeated="1004"/>
        </table:table-row>
        <table:table-row table:style-name="ro2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01:10:37.081286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42</meta:editing-cycles>
    <meta:editing-duration>PT7H58M17S</meta:editing-duration>
    <dc:date>2020-02-11T01:35:56.693422837</dc:date>
    <meta:document-statistic meta:table-count="2" meta:cell-count="499" meta:object-count="0"/>
  </office:meta>
</office:document-meta>
</file>